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PatternsMessageConditionTests.matchDirec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PatternsMessageConditionTests.prependSlashWithCustomPath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PatternsMessageConditionTests.combineOnePatternWithEmp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stinationPatternsMessageConditionTests.combineEmpty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PatternsMessageConditionTests.compareEqual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PatternsMessageConditionTests.prependNonEmptyPattern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tinationPatternsMessageConditionTests.match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tinationPatternsMessageConditionTests.combineMultiple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tinationPatternsMessageConditionTests.compareNumberOfMatchingPatter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stinationPatternsMessageConditionTests.prepend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tinationPatternsMessageConditionTests.messageTo(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tinationPatternsMessageConditionTests.matchSor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tinationPatternsMessageConditionTests.condition( String ...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PatternsMessageConditionTests.comparePatternSpecifi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